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49.69pt"/>
    </style:style>
    <style:style style:name="co41" style:family="table-column">
      <style:table-column-properties fo:break-before="auto" style:column-width="52.3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4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3.29pt" fo:break-before="auto" style:use-optimal-row-height="true"/>
    </style:style>
    <style:style style:name="ro15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3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-joe_kamala-team_etc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_donald_mike-team_etc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</text:p>
          </table:table-cell>
          <table:table-cell table:number-columns-repeated="1020"/>
        </table:table-row>
        <table:table-row table:style-name="ro11" table:number-rows-repeated="2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 table:number-rows-repeated="104853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5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5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21:16:42.800430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18T22:22:39.206166802</dc:date>
    <meta:editing-duration>P109DT12H2M17S</meta:editing-duration>
    <meta:editing-cycles>1396</meta:editing-cycles>
    <meta:document-statistic meta:table-count="11" meta:cell-count="2811" meta:object-count="0"/>
  </office:meta>
</office:document-meta>
</file>